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595d" officeooo:paragraph-rsid="0006595d" style:font-size-asian="14pt" style:font-size-complex="16pt"/>
    </style:style>
    <style:style style:name="P2" style:family="paragraph" style:parent-style-name="Standard">
      <style:text-properties fo:font-size="12pt" officeooo:rsid="000abfa7" officeooo:paragraph-rsid="000abfa7" style:font-size-asian="10.5pt" style:font-size-complex="12pt"/>
    </style:style>
    <style:style style:name="P3" style:family="paragraph" style:parent-style-name="Standard" style:list-style-name="L1">
      <style:text-properties officeooo:paragraph-rsid="000d0bef"/>
    </style:style>
    <style:style style:name="P4" style:family="paragraph" style:parent-style-name="Standard" style:list-style-name="L1">
      <style:text-properties fo:font-size="12pt" officeooo:rsid="0006595d" officeooo:paragraph-rsid="0006595d" style:font-size-asian="10.5pt" style:font-size-complex="12pt"/>
    </style:style>
    <style:style style:name="P5" style:family="paragraph" style:parent-style-name="Standard" style:list-style-name="L1">
      <style:text-properties fo:font-size="12pt" officeooo:rsid="0006f840" officeooo:paragraph-rsid="0006f840" style:font-size-asian="10.5pt" style:font-size-complex="12pt"/>
    </style:style>
    <style:style style:name="P6" style:family="paragraph" style:parent-style-name="Standard" style:list-style-name="L1">
      <style:text-properties fo:font-size="12pt" officeooo:rsid="00080167" officeooo:paragraph-rsid="00080167" style:font-size-asian="10.5pt" style:font-size-complex="12pt"/>
    </style:style>
    <style:style style:name="P7" style:family="paragraph" style:parent-style-name="Standard" style:list-style-name="L1">
      <style:text-properties fo:font-size="12pt" officeooo:rsid="0008d333" officeooo:paragraph-rsid="0008d333" style:font-size-asian="10.5pt" style:font-size-complex="12pt"/>
    </style:style>
    <style:style style:name="P8" style:family="paragraph" style:parent-style-name="Standard" style:list-style-name="L1">
      <style:text-properties fo:font-size="12pt" officeooo:rsid="0009d375" officeooo:paragraph-rsid="0009d375" style:font-size-asian="10.5pt" style:font-size-complex="12pt"/>
    </style:style>
    <style:style style:name="P9" style:family="paragraph" style:parent-style-name="Standard" style:list-style-name="L1">
      <style:text-properties fo:font-size="12pt" officeooo:rsid="000abfa7" officeooo:paragraph-rsid="000abfa7" style:font-size-asian="10.5pt" style:font-size-complex="12pt"/>
    </style:style>
    <style:style style:name="P10" style:family="paragraph" style:parent-style-name="Standard" style:list-style-name="L1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bd20d" officeooo:paragraph-rsid="000bd20d" style:font-size-asian="10.5pt" style:font-style-asian="normal" style:font-weight-asian="normal" style:font-size-complex="12pt" style:text-emphasize="none"/>
    </style:style>
    <style:style style:name="P11" style:family="paragraph" style:parent-style-name="Standard" style:list-style-name="L1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ce47a" officeooo:paragraph-rsid="000ce47a" style:font-size-asian="10.5pt" style:font-style-asian="normal" style:font-weight-asian="normal" style:font-size-complex="12pt" style:text-emphasize="none"/>
    </style:style>
    <style:style style:name="T1" style:family="text">
      <style:text-properties officeooo:rsid="0009d375"/>
    </style:style>
    <style:style style:name="T2" style:family="text">
      <style:text-properties officeooo:rsid="000abfa7"/>
    </style:style>
    <style:style style:name="T3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d0bef" style:font-size-asian="10.5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d0bef" style:font-size-asian="10.5pt" style:font-style-asian="normal" style:font-weight-asian="normal" style:font-size-complex="12pt" style:text-emphasize="none"/>
    </style:style>
    <style:style style:name="T7" style:family="text"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9" style:family="text"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extracting Tournament info</text:p>
      <text:p text:style-name="P1"/>
      <text:list xml:id="list3168987552" text:style-name="L1">
        <text:list-item>
          <text:p text:style-name="P4">In instateam</text:p>
          <text:list>
            <text:list-item>
              <text:p text:style-name="P4">&gt; Events</text:p>
              <text:list>
                <text:list-item>
                  <text:p text:style-name="P4">&gt; Filter</text:p>
                </text:list-item>
                <text:list-item>
                  <text:p text:style-name="P4">Teams &gt;Select All</text:p>
                </text:list-item>
                <text:list-item>
                  <text:p text:style-name="P4">Event Types &gt;All options with tournament in them</text:p>
                </text:list-item>
                <text:list-item>
                  <text:p text:style-name="P4">&gt;Apply Filter</text:p>
                </text:list-item>
              </text:list>
            </text:list-item>
            <text:list-item>
              <text:p text:style-name="P4">&gt; Export</text:p>
              <text:list>
                <text:list-item>
                  <text:p text:style-name="P4">Export to Excel</text:p>
                </text:list-item>
              </text:list>
            </text:list-item>
          </text:list>
        </text:list-item>
        <text:list-item>
          <text:p text:style-name="P4">On computer go to Downloads File</text:p>
          <text:list>
            <text:list-item>
              <text:p text:style-name="P4">Open Instateam_Events.xls</text:p>
            </text:list-item>
            <text:list-item>
              <text:p text:style-name="P4">Save As leighd2008/firefastpitch/src/components/resetTournaments/Instateam_Events_&lt;today’s date&gt;.ods</text:p>
            </text:list-item>
            <text:list-item>
              <text:p text:style-name="P4">Delete all columns other than: Team, Event Name, Date, Venue.</text:p>
            </text:list-item>
            <text:list-item>
              <text:p text:style-name="P4">Select Venue column</text:p>
              <text:list>
                <text:list-item>
                  <text:p text:style-name="P5">&gt; Data</text:p>
                  <text:list>
                    <text:list-item>
                      <text:p text:style-name="P5">&gt;Text to Columns</text:p>
                      <text:list>
                        <text:list-item>
                          <text:p text:style-name="P5">In dialogue box under Separator Options choose Comma 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abel column F – City</text:p>
            </text:list-item>
            <text:list-item>
              <text:p text:style-name="P5">Label column G – State</text:p>
            </text:list-item>
            <text:list-item>
              <text:p text:style-name="P5">Manually delete/insert cells to make sure information is in the right column</text:p>
            </text:list-item>
            <text:list-item>
              <text:p text:style-name="P5">Delete “Venue” column</text:p>
            </text:list-item>
            <text:list-item>
              <text:p text:style-name="P6">Select Date column</text:p>
              <text:list>
                <text:list-item>
                  <text:p text:style-name="P6">&gt;Edit</text:p>
                  <text:list>
                    <text:list-item>
                      <text:p text:style-name="P6">&gt;Find &amp; Replace</text:p>
                      <text:list>
                        <text:list-item>
                          <text:p text:style-name="P6">in dialogue box type “,” in Find box</text:p>
                          <text:list>
                            <text:list-item>
                              <text:p text:style-name="P6">&gt;Replac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In Event Name column <text:span text:style-name="T1">manually </text:span>delete venue information where it appears</text:p>
            </text:list-item>
            <text:list-item>
              <text:p text:style-name="P8">Delete column with USA in it.</text:p>
            </text:list-item>
            <text:list-item>
              <text:p text:style-name="P8">Select Team column</text:p>
              <text:list>
                <text:list-item>
                  <text:p text:style-name="P8">&gt;Edit</text:p>
                  <text:list>
                    <text:list-item>
                      <text:p text:style-name="P8">&gt;Find &amp; Replace</text:p>
                      <text:list>
                        <text:list-item>
                          <text:p text:style-name="P8">in dialogue box type “FIRE FASTPITCH “ in Find box</text:p>
                          <text:list>
                            <text:list-item>
                              <text:p text:style-name="P8">&gt;Replac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Insert 5 columns after Date Column label Friday, Friday-text, Sunday, Sunday-text, Weekend <text:span text:style-name="T2">(Note: Date needs to be column C)</text:span></text:p>
              <text:list>
                <text:list-item>
                  <text:p text:style-name="P9">put these formula’s into row two in the respective columns</text:p>
                  <text:list>
                    <text:list-item>
                      <text:p text:style-name="P9"><text:span text:style-name="T3">=IF(WEEKDAY(</text:span><text:span text:style-name="T7">C2</text:span><text:span text:style-name="T3">)=6,</text:span><text:span text:style-name="T7">C2</text:span><text:span text:style-name="T3">,IF(WEEKDAY(</text:span><text:span text:style-name="T7">C2</text:span><text:span text:style-name="T3">)=7,</text:span><text:span text:style-name="T7">C2</text:span><text:span text:style-name="T3">-1,IF(WEEKDAY(</text:span><text:span text:style-name="T7">C2</text:span><text:span text:style-name="T3">)=1,</text:span><text:span text:style-name="T7">C2</text:span><text:span text:style-name="T3">-2)))</text:span></text:p>
                    </text:list-item>
                    <text:list-item>
                      <text:p text:style-name="P9"><text:span text:style-name="T3">=TEXT(</text:span><text:span text:style-name="T7">D2</text:span><text:span text:style-name="T3">, "MM/DD")</text:span></text:p>
                    </text:list-item>
                    <text:list-item>
                      <text:p text:style-name="P9"><text:span text:style-name="T3">=</text:span><text:span text:style-name="T7">D2</text:span><text:span text:style-name="T3">+2</text:span></text:p>
                    </text:list-item>
                    <text:list-item>
                      <text:p text:style-name="P9"><text:span text:style-name="T3">=TEXT(</text:span><text:span text:style-name="T7">F2</text:span><text:span text:style-name="T3">, "MM/DD")</text:span></text:p>
                    </text:list-item>
                    <text:list-item>
                      <text:p text:style-name="P9"><text:span text:style-name="T3">=CONCATENATE(</text:span><text:span text:style-name="T7">E2</text:span><text:span text:style-name="T3">," - ", </text:span><text:span text:style-name="T9">G2</text:span><text:span text:style-name="T3">)</text:span></text:p>
                    </text:list-item>
                  </text:list>
                </text:list-item>
                <text:list-item>
                  <text:p text:style-name="P10">Copy down to fill columns</text:p>
                </text:list-item>
              </text:list>
            </text:list-item>
            <text:list-item>
              <text:p text:style-name="P3"><text:span text:style-name="T6">In column after State add formula </text:span><text:span text:style-name="T4">=CONCATENATE(</text:span><text:span text:style-name="T8">I2</text:span><text:span text:style-name="T4">,", ", </text:span><text:span text:style-name="T10">J2</text:span><text:span text:style-name="T4">) </text:span><text:span text:style-name="T5">and copy down</text:span></text:p>
            </text:list-item>
            <text:list-item>
              <text:p text:style-name="P11">For manually adding tournaments, sort by Team and Event Name</text:p>
            </text:list-item>
            <text:list-item>
              <text:p text:style-name="P11">Go to firebase and enter information</text:p>
            </text:list-item>
          </text:list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8:32:45.175094255</meta:creation-date>
    <meta:editing-duration>PT1H14M59S</meta:editing-duration>
    <meta:editing-cycles>3</meta:editing-cycles>
    <meta:generator>LibreOffice/6.4.7.2$Linux_X86_64 LibreOffice_project/40$Build-2</meta:generator>
    <dc:date>2022-03-25T13:55:52.694550046</dc:date>
    <meta:document-statistic meta:table-count="0" meta:image-count="0" meta:object-count="0" meta:page-count="2" meta:paragraph-count="44" meta:word-count="258" meta:character-count="1506" meta:non-whitespace-character-count="1333"/>
  </office:meta>
</office:document-meta>
</file>